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2bb3" officeooo:paragraph-rsid="00172bb3"/>
    </style:style>
    <style:style style:name="P2" style:family="paragraph" style:parent-style-name="Standard">
      <style:text-properties officeooo:rsid="00185ec8" officeooo:paragraph-rsid="00185ec8"/>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officeooo:rsid="00172bb3" officeooo:paragraph-rsid="00172bb3"/>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officeooo:rsid="0019ccf8" officeooo:paragraph-rsid="0019ccf8"/>
    </style:style>
    <style:style style:name="P7" style:family="paragraph" style:parent-style-name="Standard">
      <style:text-properties officeooo:rsid="0019ce75" officeooo:paragraph-rsid="0019ce75"/>
    </style:style>
    <style:style style:name="P8" style:family="paragraph" style:parent-style-name="Standard">
      <style:text-properties officeooo:rsid="0019ce75" officeooo:paragraph-rsid="001c08d1"/>
    </style:style>
    <style:style style:name="P9" style:family="paragraph" style:parent-style-name="Standard">
      <style:text-properties fo:font-weight="bold" officeooo:rsid="0019ce75" officeooo:paragraph-rsid="0019ce75" style:font-weight-asian="bold" style:font-weight-complex="bold"/>
    </style:style>
    <style:style style:name="P10" style:family="paragraph" style:parent-style-name="Standard">
      <style:text-properties fo:font-weight="bold" officeooo:rsid="001c08d1" officeooo:paragraph-rsid="001c08d1" style:font-weight-asian="bold" style:font-weight-complex="bold"/>
    </style:style>
    <style:style style:name="P11" style:family="paragraph" style:parent-style-name="Standard">
      <style:text-properties style:text-underline-style="solid" style:text-underline-width="auto" style:text-underline-color="font-color" officeooo:rsid="00172bb3" officeooo:paragraph-rsid="00172bb3"/>
    </style:style>
    <style:style style:name="P12" style:family="paragraph" style:parent-style-name="Standard">
      <style:text-properties style:text-underline-style="solid" style:text-underline-width="auto" style:text-underline-color="font-color" officeooo:rsid="001c3b7a" officeooo:paragraph-rsid="001c3b7a"/>
    </style:style>
    <style:style style:name="P13" style:family="paragraph" style:parent-style-name="Standard">
      <style:text-properties officeooo:rsid="00172bb3" officeooo:paragraph-rsid="001c3b7a"/>
    </style:style>
    <style:style style:name="P14" style:family="paragraph" style:parent-style-name="Standard">
      <style:text-properties style:text-underline-style="none" officeooo:rsid="001c3b7a" officeooo:paragraph-rsid="001c3b7a"/>
    </style:style>
    <style:style style:name="P15" style:family="paragraph" style:parent-style-name="Standard">
      <style:text-properties fo:color="#000000" loext:opacity="100%" style:text-underline-style="none" officeooo:rsid="001c3b7a" officeooo:paragraph-rsid="001c3b7a"/>
    </style:style>
    <style:style style:name="P16" style:family="paragraph" style:parent-style-name="Standard">
      <style:text-properties fo:color="#000000" loext:opacity="100%" style:text-underline-style="none" fo:font-weight="bold" officeooo:rsid="001c3b7a" officeooo:paragraph-rsid="001c3b7a" style:font-weight-asian="bold" style:font-weight-complex="bold"/>
    </style:style>
    <style:style style:name="P17" style:family="paragraph" style:parent-style-name="Standard">
      <style:text-properties fo:color="#000000" loext:opacity="100%" style:text-underline-style="solid" style:text-underline-width="auto" style:text-underline-color="font-color" officeooo:rsid="001c3b7a" officeooo:paragraph-rsid="001c3b7a"/>
    </style:style>
    <style:style style:name="T1" style:family="text">
      <style:text-properties officeooo:rsid="00185ec8"/>
    </style:style>
    <style:style style:name="T2" style:family="text">
      <style:text-properties officeooo:rsid="0019ccf8"/>
    </style:style>
    <style:style style:name="T3" style:family="text">
      <style:text-properties fo:font-weight="bold" style:font-weight-asian="bold" style:font-weight-complex="bold"/>
    </style:style>
    <style:style style:name="T4" style:family="text">
      <style:text-properties fo:font-weight="bold" officeooo:rsid="00185ec8" style:font-weight-asian="bold" style:font-weight-complex="bold"/>
    </style:style>
    <style:style style:name="T5" style:family="text">
      <style:text-properties fo:font-weight="bold" officeooo:rsid="0019ccf8" style:font-weight-asian="bold" style:font-weight-complex="bold"/>
    </style:style>
    <style:style style:name="T6" style:family="text">
      <style:text-properties fo:font-weight="bold" officeooo:rsid="001ab9e7" style:font-weight-asian="bold" style:font-weight-complex="bold"/>
    </style:style>
    <style:style style:name="T7" style:family="text">
      <style:text-properties fo:font-weight="bold" officeooo:rsid="001c08d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ab9e7" style:font-weight-asian="normal" style:font-weight-complex="normal"/>
    </style:style>
    <style:style style:name="T10" style:family="text">
      <style:text-properties officeooo:rsid="001ab9e7"/>
    </style:style>
    <style:style style:name="T11" style:family="text">
      <style:text-properties fo:color="#ff0000" loext:opacity="100%"/>
    </style:style>
    <style:style style:name="T12" style:family="text">
      <style:text-properties fo:color="#ff0000" loext:opacity="100%" fo:font-weight="normal" style:font-weight-asian="normal" style:font-weight-complex="normal"/>
    </style:style>
    <style:style style:name="T13" style:family="text">
      <style:text-properties fo:color="#111111" loext:opacity="100%"/>
    </style:style>
    <style:style style:name="T14" style:family="text">
      <style:text-properties fo:color="#111111" loext:opacity="100%" fo:font-weight="normal" style:font-weight-asian="normal" style:font-weight-complex="normal"/>
    </style:style>
    <style:style style:name="T15" style:family="text">
      <style:text-properties fo:color="#111111" loext:opacity="100%" fo:font-weight="normal" officeooo:rsid="001dec64" style:font-weight-asian="normal" style:font-weight-complex="normal"/>
    </style:style>
    <style:style style:name="T16" style:family="text">
      <style:text-properties fo:color="#111111" loext:opacity="100%" style:font-name="Droid Sans Mono" fo:font-size="10.5pt" fo:font-weight="normal" officeooo:rsid="001dec64" fo:background-color="#1e1e1e"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mplaintBuddy - The Complaint Management Rasa Bot</text:p>
      <text:p text:style-name="P3"/>
      <text:p text:style-name="Standard">The purpose of this repo is to showcase a contextual AI assistant built with the open source Rasa Framework. ComplaintBuddy uses the Rasa nlu model to extract the intent from the user's complaint in order to resolve it in an efficient and time-effective manner.</text:p>
      <text:p text:style-name="Standard"/>
      <text:p text:style-name="Standard"/>
      <text:p text:style-name="P4">Customer Complaint Intents Handled by the NLU model: </text:p>
      <text:p text:style-name="P1"/>
      <text:p text:style-name="P1">1. <text:span text:style-name="T3">card_not_working</text:span></text:p>
      <text:p text:style-name="P1">2. <text:span text:style-name="T3">card_payment_not_recognised</text:span></text:p>
      <text:p text:style-name="P1">3. <text:span text:style-name="T3">card_swallowed</text:span></text:p>
      <text:p text:style-name="P1">4. <text:span text:style-name="T3">compromised_card</text:span></text:p>
      <text:p text:style-name="P1">5. <text:span text:style-name="T3">declined_transfer</text:span></text:p>
      <text:p text:style-name="P1">6. <text:span text:style-name="T3">unable_to_verify_identity</text:span></text:p>
      <text:p text:style-name="P4"/>
      <text:p text:style-name="P4">Flow of the Rasa Chatbot:</text:p>
      <text:p text:style-name="P4"/>
      <text:p text:style-name="P1">- <text:span text:style-name="T1">The user initiates the Conversation with a greeting (example: ‘Hi’)</text:span></text:p>
      <text:p text:style-name="P1">- <text:span text:style-name="T1">The chatbot initiates the ‘</text:span><text:span text:style-name="T4">Activalte User Info Form</text:span><text:span text:style-name="T1">’ rule:</text:span></text:p>
      <text:p text:style-name="P1"><text:tab/>- <text:span text:style-name="T1">The chatbot uses ‘</text:span><text:span text:style-name="T4">utter_greet</text:span><text:span text:style-name="T1">’ response to greet the user</text:span></text:p>
      <text:p text:style-name="P1"><text:tab/>- <text:span text:style-name="T1">The chatbot then activates the ‘</text:span><text:span text:style-name="T4">user_info_form</text:span><text:span text:style-name="T1">’ form to collect the following information <text:tab/> <text:s text:c="2"/>from the user</text:span></text:p>
      <text:p text:style-name="P1"><text:tab/><text:tab/><text:tab/>- <text:span text:style-name="T4">account_no</text:span><text:span text:style-name="T1">: text</text:span></text:p>
      <text:p text:style-name="P1"><text:tab/><text:tab/><text:tab/>- <text:span text:style-name="T4">first_name</text:span><text:span text:style-name="T1">: text</text:span></text:p>
      <text:p text:style-name="P1"><text:tab/><text:tab/><text:tab/>- <text:span text:style-name="T4">last_name</text:span><text:span text:style-name="T1">: text</text:span></text:p>
      <text:p text:style-name="P1"><text:tab/><text:tab/><text:tab/>- <text:span text:style-name="T4">email</text:span><text:span text:style-name="T1">: text</text:span></text:p>
      <text:p text:style-name="P1"><text:tab/><text:tab/><text:tab/>- <text:span text:style-name="T4">phone_no</text:span><text:span text:style-name="T1">: text</text:span></text:p>
      <text:p text:style-name="P1"/>
      <text:p text:style-name="P1">- <text:span text:style-name="T2">The ‘</text:span><text:span text:style-name="T5">Submit User Info Form</text:span><text:span text:style-name="T2">’ Rule is initiated to submit the information entered by the user.</text:span></text:p>
      <text:p text:style-name="P1">- <text:span text:style-name="T2">The chatbot uses the ‘</text:span><text:span text:style-name="T5">utter_submit</text:span><text:span text:style-name="T2">’ response to respond to the user with a message(“Thank you for your response.”)</text:span></text:p>
      <text:p text:style-name="P1">- <text:span text:style-name="T2">The chatbot uses the ‘</text:span><text:span text:style-name="T5">utter_slots_values</text:span><text:span text:style-name="T2">’ response to respond to the user with a message(“Hi, {name}, how can I help you today?”)</text:span></text:p>
      <text:p text:style-name="P1">- <text:span text:style-name="T2">The chatbot uses ‘</text:span><text:span text:style-name="T5">action_listen</text:span><text:span text:style-name="T2">’ to get the response from the user</text:span></text:p>
      <text:p text:style-name="P1">- <text:span text:style-name="T2">The response of the user is classified with an intent, and based in the recognised intent, the corresponding rule gets triggered.</text:span></text:p>
      <text:p text:style-name="P1"/>
      <text:p text:style-name="P6">e.g.</text:p>
      <text:p text:style-name="P1"/>
      <text:p text:style-name="P1">- rule: Handle Card Not Working Complaints</text:p>
      <text:p text:style-name="P1"><text:s text:c="2"/>steps:</text:p>
      <text:p text:style-name="P1"><text:s text:c="2"/>- intent: card_not_working</text:p>
      <text:p text:style-name="P1"><text:s text:c="2"/>- action: action_record_text</text:p>
      <text:p text:style-name="P1"><text:s text:c="2"/>- action: utter_sorry_for_inconvenience</text:p>
      <text:p text:style-name="P1"><text:s text:c="2"/>- action: utter_card_not_working_faq</text:p>
      <text:p text:style-name="P1"><text:s text:c="2"/>- action: utter_has_your_problem_been_resolved</text:p>
      <text:p text:style-name="P1"><text:s text:c="2"/>- action: user_response_form</text:p>
      <text:p text:style-name="P1"><text:s text:c="2"/>- active_loop: user_response_form</text:p>
      <text:p text:style-name="P1"/>
      <text:p text:style-name="P6"><text:soft-page-break/>This rule handles the responses for which the identified intent is ‘<text:span text:style-name="T3">card_not_working</text:span><text:span text:style-name="T8">’. In this case, the chatbot calls the ‘</text:span><text:span text:style-name="T3">action_record_text</text:span><text:span text:style-name="T8">’ custom action, which sets the slot – ‘</text:span><text:span text:style-name="T3">complaint</text:span><text:span text:style-name="T8">’ <text:s/>with the complaint_text entered by the user. </text:span></text:p>
      <text:p text:style-name="P7">Next, the rule uses the ‘<text:span text:style-name="T3">utter_sorry_for_inconvenience</text:span>’ and displays ‘<text:span text:style-name="T3">utter_card_not_working_faq</text:span>’ and then asks the user for confirmation if the problem being faced by the user was resolved by the FAQs stated by the chatbot using ‘<text:span text:style-name="T3">utter_has_your_problem_been_resolved</text:span>’.</text:p>
      <text:p text:style-name="P7"/>
      <text:p text:style-name="P7">The ‘<text:span text:style-name="T3">user_response_form</text:span>’ is initiated to colllect the response from the user in either ‘yes’ or ‘no’. The response is validated using a ‘<text:span text:style-name="T3">validate_user_response_form</text:span>’ custom action.</text:p>
      <text:p text:style-name="P7"/>
      <text:p text:style-name="P7">The ‘<text:span text:style-name="T3">action_respond_back</text:span>’ custom action checks for the value of the response and if the response of the user was:</text:p>
      <text:p text:style-name="P7"/>
      <text:p text:style-name="P9">- ‘yes’</text:p>
      <text:p text:style-name="P7"><text:tab/>- dispatch response ‘<text:span text:style-name="T3">utter_submit_complaint</text:span>’</text:p>
      <text:p text:style-name="P7"><text:tab/>- dispatch response ‘<text:span text:style-name="T3">utter_goodbye</text:span>’</text:p>
      <text:p text:style-name="P9">- ‘no’</text:p>
      <text:p text:style-name="P7"><text:tab/>- insert the fields into a <text:span text:style-name="T3">sqlite </text:span><text:span text:style-name="T8">database</text:span>:</text:p>
      <text:p text:style-name="P7"><text:tab/><text:tab/>- <text:span text:style-name="T3">account_no</text:span></text:p>
      <text:p text:style-name="P7"><text:tab/><text:tab/>- <text:span text:style-name="T3">first_name</text:span></text:p>
      <text:p text:style-name="P7"><text:tab/><text:tab/>- <text:span text:style-name="T3">last_name</text:span></text:p>
      <text:p text:style-name="P7"><text:tab/><text:tab/>- <text:span text:style-name="T3">phone_no</text:span></text:p>
      <text:p text:style-name="P7"><text:tab/><text:tab/>- <text:span text:style-name="T3">email</text:span></text:p>
      <text:p text:style-name="P7"><text:tab/><text:tab/>- <text:span text:style-name="T3">complaint</text:span></text:p>
      <text:p text:style-name="P8"><text:tab/><text:tab/>- <text:span text:style-name="T7">date</text:span></text:p>
      <text:p text:style-name="P10"><text:tab/><text:tab/>- status</text:p>
      <text:p text:style-name="P8"><text:tab/>- dispatch message: ‘<text:span text:style-name="T3">utter_complaint_submission_status</text:span>’</text:p>
      <text:p text:style-name="P7"><text:tab/>- dispatch message: ‘<text:span text:style-name="T3">utter_goodbye</text:span>’</text:p>
      <text:p text:style-name="P2"><text:tab/>- <text:span text:style-name="T10">Use </text:span><text:span text:style-name="T6">twilio </text:span><text:span text:style-name="T9">client to send a message to the user indicating success in registering the complaint.</text:span></text:p>
      <text:p text:style-name="P1"/>
      <text:p text:style-name="P13"/>
      <text:p text:style-name="P12">To run ComplaintBuddy:</text:p>
      <text:p text:style-name="P12"/>
      <text:p text:style-name="P14">- <text:span text:style-name="T11">cd complaint_buddy </text:span></text:p>
      <text:p text:style-name="P14">- Use <text:span text:style-name="T11">rasa train</text:span> to train a model based on intents and examples mentioned in the <text:span text:style-name="T3">nlu.yml </text:span><text:span text:style-name="T8">file</text:span></text:p>
      <text:p text:style-name="P14"><text:span text:style-name="T8">- Open a new terminal and start the actions server </text:span><text:span text:style-name="T12">rasa run actions</text:span></text:p>
      <text:p text:style-name="P15"><text:span text:style-name="T8">- Go to the <text:s/>other terminal and execute </text:span><text:span text:style-name="T12">rasa shell </text:span><text:span text:style-name="T14">to start interacting with the bot in the terminal window.</text:span></text:p>
      <text:p text:style-name="P15"><text:span text:style-name="T14"/></text:p>
      <text:p text:style-name="P17"><text:span text:style-name="T14">Starting a conversation with ComplaintBuddy:</text:span></text:p>
      <text:p text:style-name="P17"><text:span text:style-name="T14"/></text:p>
      <text:p text:style-name="P16"><text:span text:style-name="T13">- </text:span><text:span text:style-name="T14">Start a conversation by greeting the chatbot(e.g. ‘Hi’, ‘Hello’ etc.)</text:span></text:p>
      <text:p text:style-name="P16"><text:span text:style-name="T14">- Provide the data as requested by the bot</text:span></text:p>
      <text:p text:style-name="P16"><text:span text:style-name="T14">- account_no (</text:span><text:span text:style-name="T15">regex: ‘[0-9]{9-18}’)</text:span></text:p>
      <text:p text:style-name="P16"><text:span text:style-name="T15">- first_name (should not be null)</text:span></text:p>
      <text:p text:style-name="P16"><text:span text:style-name="T15">- last_name (should not be null)</text:span></text:p>
      <text:p text:style-name="P16"><text:span text:style-name="T15">- email (regex: ‘^[a-zA-Z0-9.!#$%&amp;’*+/=?^_`{|}~-]+@[a-zA-Z0-9-]+(?:\.[a-zA-Z0-9-]+)*$’)</text:span></text:p>
      <text:p text:style-name="P16"><text:span text:style-name="T15">- phone_no (regex: ‘^(\+91[\-\s]?)?[0]?(91)?[789]\d{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31T05:22:04.287601874</meta:creation-date>
    <dc:date>2022-10-31T11:38:28.984256731</dc:date>
    <meta:editing-duration>PT9M23S</meta:editing-duration>
    <meta:editing-cycles>3</meta:editing-cycles>
    <meta:generator>LibreOffice/7.3.6.2$Linux_X86_64 LibreOffice_project/30$Build-2</meta:generator>
    <meta:document-statistic meta:table-count="0" meta:image-count="0" meta:object-count="0" meta:page-count="2" meta:paragraph-count="67" meta:word-count="540" meta:character-count="3697" meta:non-whitespace-character-count="3159"/>
  </office:meta>
</office:document-meta>
</file>